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18cf52"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19766b"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1dde70"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1ed3c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2fe00c"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1a74be"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1ed3c0"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2fe00c" style:font-size-asian="12pt" style:font-weight-asian="bold" style:font-size-complex="12pt" style:font-weight-complex="bold"/>
    </style:style>
    <style:style style:name="P9" style:family="paragraph" style:parent-style-name="Standard">
      <style:text-properties style:font-name="Calibri" fo:font-size="12pt" style:text-underline-style="solid" style:text-underline-width="auto" style:text-underline-color="font-color" fo:font-weight="bold" officeooo:rsid="002ad50a" officeooo:paragraph-rsid="0018cf52" style:font-size-asian="12pt" style:font-weight-asian="bold" style:font-size-complex="12pt" style:font-weight-complex="bold"/>
    </style:style>
    <style:style style:name="P10" style:family="paragraph" style:parent-style-name="Standard">
      <style:text-properties style:font-name="Calibri" fo:font-size="12pt" style:text-underline-style="solid" style:text-underline-width="auto" style:text-underline-color="font-color" fo:font-weight="bold" officeooo:rsid="00294e92" officeooo:paragraph-rsid="00294e92"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bf88" officeooo:paragraph-rsid="002abf88"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bf88" officeooo:paragraph-rsid="002fb836" style:font-size-asian="12pt" style:font-weight-asian="bold" style:font-size-complex="12pt" style:font-weight-complex="bold"/>
    </style:style>
    <style:style style:name="P13"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2fe00c" style:font-size-asian="12pt" style:font-weight-asian="bold" style:font-size-complex="12pt" style:font-weight-complex="bold"/>
    </style:style>
    <style:style style:name="P14"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4cd345" style:font-size-asian="12pt" style:font-weight-asian="bold" style:font-size-complex="12pt" style:font-weight-complex="bold"/>
    </style:style>
    <style:style style:name="P15"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8cf52" style:font-size-asian="12pt" style:font-weight-asian="bold" style:font-size-complex="12pt" style:font-weight-complex="bold"/>
    </style:style>
    <style:style style:name="P16"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9766b" style:font-size-asian="12pt" style:font-weight-asian="bold" style:font-size-complex="12pt" style:font-weight-complex="bold"/>
    </style:style>
    <style:style style:name="P17"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a74be" style:font-size-asian="12pt" style:font-weight-asian="bold" style:font-size-complex="12pt" style:font-weight-complex="bold"/>
    </style:style>
    <style:style style:name="P18"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dde70" style:font-size-asian="12pt" style:font-weight-asian="bold" style:font-size-complex="12pt" style:font-weight-complex="bold"/>
    </style:style>
    <style:style style:name="P19"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2fb836" style:font-size-asian="12pt" style:font-weight-asian="bold" style:font-size-complex="12pt" style:font-weight-complex="bold"/>
    </style:style>
    <style:style style:name="P20"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ed3c0" style:font-size-asian="12pt" style:font-weight-asian="bold" style:font-size-complex="12pt" style:font-weight-complex="bold"/>
    </style:style>
    <style:style style:name="P21"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2226c1" style:font-size-asian="12pt" style:font-weight-asian="bold" style:font-size-complex="12pt" style:font-weight-complex="bold"/>
    </style:style>
    <style:style style:name="P22" style:family="paragraph" style:parent-style-name="Standard">
      <style:text-properties style:font-name="Calibri" fo:font-size="12pt" fo:language="en" fo:country="IN" style:text-underline-style="solid" style:text-underline-width="auto" style:text-underline-color="font-color" fo:font-weight="bold" officeooo:rsid="004cd345" officeooo:paragraph-rsid="004cd345" style:font-size-asian="12pt" style:font-weight-asian="bold" style:font-size-complex="12pt" style:font-weight-complex="bold"/>
    </style:style>
    <style:style style:name="P23" style:family="paragraph" style:parent-style-name="Standard">
      <style:text-properties style:font-name="Calibri" fo:font-size="12pt" fo:language="en" fo:country="IN" style:text-underline-style="none" fo:font-weight="normal" officeooo:rsid="002ad50a" officeooo:paragraph-rsid="004cd34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18cf5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19766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2fe00c" style:font-size-asian="12pt" style:font-weight-asian="normal" style:font-size-complex="12pt" style:font-weight-complex="normal"/>
    </style:style>
    <style:style style:name="P27" style:family="paragraph" style:parent-style-name="Standard">
      <style:text-properties style:font-name="Calibri" fo:font-size="12pt" fo:language="en" fo:country="IN" style:text-underline-style="none" fo:font-weight="normal" officeooo:rsid="002ad50a" officeooo:paragraph-rsid="002fe00c" style:font-size-asian="12pt" style:font-weight-asian="normal" style:font-size-complex="12pt" style:font-weight-complex="normal"/>
    </style:style>
    <style:style style:name="P28" style:family="paragraph" style:parent-style-name="Standard">
      <style:text-properties style:font-name="Calibri" fo:font-size="12pt" fo:language="en" fo:country="IN" style:text-underline-style="none" fo:font-weight="normal" officeooo:rsid="001b7ea4" officeooo:paragraph-rsid="001b7ea4" style:font-size-asian="12pt" style:font-weight-asian="normal" style:font-size-complex="12pt" style:font-weight-complex="normal"/>
    </style:style>
    <style:style style:name="P29" style:family="paragraph" style:parent-style-name="Standard">
      <style:text-properties style:font-name="Calibri" fo:font-size="12pt" fo:language="en" fo:country="IN" style:text-underline-style="none" fo:font-weight="normal" officeooo:rsid="001b7ea4" officeooo:paragraph-rsid="002fb836"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libri" fo:font-size="12pt" fo:language="en" fo:country="IN" style:text-underline-style="none" fo:font-weight="normal" officeooo:rsid="001b7ea4" officeooo:paragraph-rsid="002fb836" style:font-size-asian="12pt" style:font-weight-asian="normal" style:font-size-complex="12pt" style:font-weight-complex="normal"/>
    </style:style>
    <style:style style:name="P31" style:family="paragraph" style:parent-style-name="Standard">
      <style:text-properties style:font-name="Calibri" fo:font-size="12pt" fo:language="en" fo:country="IN" style:text-underline-style="none" fo:font-weight="normal" officeooo:rsid="001b7ea4" officeooo:paragraph-rsid="001ed3c0" style:font-size-asian="12pt" style:font-weight-asian="normal" style:font-size-complex="12pt" style:font-weight-complex="normal"/>
    </style:style>
    <style:style style:name="P32" style:family="paragraph" style:parent-style-name="Standard">
      <style:text-properties style:font-name="Calibri" fo:font-size="12pt" fo:language="en" fo:country="IN" style:text-underline-style="none" fo:font-weight="normal" officeooo:rsid="001b7ea4" officeooo:paragraph-rsid="002226c1"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libri" fo:font-size="12pt" fo:language="en" fo:country="IN" style:text-underline-style="none" fo:font-weight="normal" officeooo:rsid="002abf88" officeooo:paragraph-rsid="001dde70" style:font-size-asian="12pt" style:font-weight-asian="normal" style:font-size-complex="12pt" style:font-weight-complex="normal"/>
    </style:style>
    <style:style style:name="P34" style:family="paragraph" style:parent-style-name="Standard">
      <style:text-properties style:font-name="Calibri" fo:font-size="12pt" fo:language="en" fo:country="IN" style:text-underline-style="none" fo:font-weight="normal" officeooo:rsid="002e0cd2" officeooo:paragraph-rsid="002fe00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alibri" fo:font-size="12pt" fo:language="en" fo:country="IN" style:text-underline-style="none" fo:font-weight="normal" officeooo:rsid="002e0cd2" officeooo:paragraph-rsid="002fe00c" style:font-size-asian="12pt" style:font-weight-asian="normal" style:font-size-complex="12pt" style:font-weight-complex="normal"/>
    </style:style>
    <style:style style:name="P36" style:family="paragraph" style:parent-style-name="Standard">
      <style:text-properties style:font-name="Calibri" fo:font-size="12pt" fo:language="en" fo:country="IN" style:text-underline-style="none" fo:font-weight="normal" officeooo:rsid="0019766b" officeooo:paragraph-rsid="002fe00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 fo:font-size="12pt" style:text-underline-style="none" fo:font-weight="normal" officeooo:rsid="0019766b" officeooo:paragraph-rsid="002fe00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Calibri" fo:font-size="12pt" style:text-underline-style="none" fo:font-weight="normal" officeooo:rsid="0019766b" officeooo:paragraph-rsid="001a74b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Calibri" fo:font-size="12pt" style:text-underline-style="none" fo:font-weight="normal" officeooo:rsid="0019766b" officeooo:paragraph-rsid="001ed3c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Calibri" fo:font-size="12pt" style:text-underline-style="none" fo:font-weight="normal" officeooo:rsid="0019766b" officeooo:paragraph-rsid="002226c1"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font-name="Calibri" fo:font-size="12pt" style:text-underline-style="none" fo:font-weight="normal" officeooo:rsid="0005bdab" officeooo:paragraph-rsid="0018cf52"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Calibri" fo:font-size="12pt" style:text-underline-style="none" fo:font-weight="normal" officeooo:rsid="0028b5ad" officeooo:paragraph-rsid="0018cf52"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Calibri" fo:font-size="12pt" style:text-underline-style="none" fo:font-weight="normal" officeooo:rsid="0028b5ad" officeooo:paragraph-rsid="002774ad"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alibri" fo:font-size="12pt" style:text-underline-style="none" fo:font-weight="normal" officeooo:rsid="0028b5ad" officeooo:paragraph-rsid="0019766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Calibri" fo:font-size="12pt" style:text-underline-style="none" fo:font-weight="normal" officeooo:rsid="0028b5ad" officeooo:paragraph-rsid="0029be7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Calibri" fo:font-size="12pt" style:text-underline-style="none" fo:font-weight="normal" officeooo:rsid="0028b5ad" officeooo:paragraph-rsid="001a74b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alibri" fo:font-size="12pt" style:text-underline-style="none" fo:font-weight="normal" officeooo:rsid="0028b5ad" officeooo:paragraph-rsid="002c4f01"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Calibri" fo:font-size="12pt" style:text-underline-style="none" fo:font-weight="normal" officeooo:rsid="0028b5ad" officeooo:paragraph-rsid="001dde70"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Calibri" fo:font-size="12pt" style:text-underline-style="none" fo:font-weight="normal" officeooo:rsid="0028b5ad" officeooo:paragraph-rsid="00327e47"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Calibri" fo:font-size="12pt" style:text-underline-style="none" fo:font-weight="normal" officeooo:rsid="0028b5ad" officeooo:paragraph-rsid="001ed3c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Calibri" fo:font-size="12pt" style:text-underline-style="none" fo:font-weight="normal" officeooo:rsid="0028b5ad" officeooo:paragraph-rsid="002226c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Calibri" fo:font-size="12pt" style:text-underline-style="none" fo:font-weight="normal" officeooo:rsid="0028b5ad" officeooo:paragraph-rsid="002fe00c"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Calibri" fo:font-size="12pt" style:text-underline-style="none" fo:font-weight="normal" officeooo:rsid="0028b5ad" officeooo:paragraph-rsid="00435272" style:font-size-asian="12pt" style:font-weight-asian="normal" style:font-size-complex="12pt" style:font-weight-complex="normal"/>
    </style:style>
    <style:style style:name="P54" style:family="paragraph" style:parent-style-name="Standard">
      <style:text-properties style:font-name="Calibri" fo:font-size="12pt" style:text-underline-style="none" fo:font-weight="normal" officeooo:rsid="002ad50a" officeooo:paragraph-rsid="0018cf52" style:font-size-asian="12pt" style:font-weight-asian="normal" style:font-size-complex="12pt" style:font-weight-complex="normal"/>
    </style:style>
    <style:style style:name="P55" style:family="paragraph" style:parent-style-name="Standard">
      <style:text-properties style:font-name="Calibri" fo:font-size="12pt" style:text-underline-style="none" fo:font-weight="normal" officeooo:rsid="00294e92" officeooo:paragraph-rsid="00294e92"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Calibri" fo:font-size="12pt" style:text-underline-style="none" fo:font-weight="normal" officeooo:rsid="002abf88" officeooo:paragraph-rsid="002abf88"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Calibri" fo:font-size="12pt" style:text-underline-style="none" fo:font-weight="normal" officeooo:rsid="002abf88" officeooo:paragraph-rsid="002fb836"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Calibri" fo:font-size="12pt" style:text-underline-style="none" fo:font-weight="bold" officeooo:rsid="0028b5ad" officeooo:paragraph-rsid="0018cf52"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Calibri" fo:font-size="12pt" style:text-underline-style="none" fo:font-weight="bold" officeooo:rsid="0028b5ad" officeooo:paragraph-rsid="0019766b" style:font-size-asian="12pt" style:font-weight-asian="bold" style:font-size-complex="12pt" style:font-weight-complex="bold"/>
    </style:style>
    <style:style style:name="P60" style:family="paragraph" style:parent-style-name="Standard">
      <style:paragraph-properties fo:text-align="start" style:justify-single-word="false"/>
      <style:text-properties style:font-name="Calibri" fo:font-size="12pt" style:text-underline-style="none" fo:font-weight="bold" officeooo:rsid="0028b5ad" officeooo:paragraph-rsid="001a74be" style:font-size-asian="12pt" style:font-weight-asian="bold" style:font-size-complex="12pt" style:font-weight-complex="bold"/>
    </style:style>
    <style:style style:name="P61" style:family="paragraph" style:parent-style-name="Standard">
      <style:paragraph-properties fo:text-align="start" style:justify-single-word="false"/>
      <style:text-properties style:font-name="Calibri" fo:font-size="12pt" style:text-underline-style="none" fo:font-weight="bold" officeooo:rsid="0028b5ad" officeooo:paragraph-rsid="001dde70"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Calibri" fo:font-size="12pt" style:text-underline-style="none" fo:font-weight="bold" officeooo:rsid="0028b5ad" officeooo:paragraph-rsid="001ed3c0" style:font-size-asian="12pt" style:font-weight-asian="bold" style:font-size-complex="12pt" style:font-weight-complex="bold"/>
    </style:style>
    <style:style style:name="P63" style:family="paragraph" style:parent-style-name="Standard">
      <style:paragraph-properties fo:text-align="start" style:justify-single-word="false"/>
      <style:text-properties style:font-name="Calibri" fo:font-size="12pt" style:text-underline-style="none" fo:font-weight="bold" officeooo:rsid="0028b5ad" officeooo:paragraph-rsid="002226c1"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Calibri" fo:font-size="12pt" style:text-underline-style="none" fo:font-weight="bold" officeooo:rsid="0028b5ad" officeooo:paragraph-rsid="002fe00c"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Calibri" fo:font-size="12pt" style:text-underline-style="none" fo:font-weight="bold" officeooo:rsid="002abf88" officeooo:paragraph-rsid="002abf88"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font-name="Calibri" fo:font-size="12pt" style:text-underline-style="none" fo:font-weight="bold" officeooo:rsid="002abf88" officeooo:paragraph-rsid="002fb836" style:font-size-asian="12pt" style:font-weight-asian="bold" style:font-size-complex="12pt" style:font-weight-complex="bold"/>
    </style:style>
    <style:style style:name="T1" style:family="text">
      <style:text-properties officeooo:rsid="0023e7cd"/>
    </style:style>
    <style:style style:name="T2" style:family="text">
      <style:text-properties style:text-underline-style="solid" style:text-underline-width="auto" style:text-underline-color="font-color" fo:font-weight="bold" officeooo:rsid="002ad50a" style:font-weight-asian="bold" style:font-weight-complex="bold"/>
    </style:style>
    <style:style style:name="T3" style:family="text">
      <style:text-properties style:text-underline-style="solid" style:text-underline-width="auto" style:text-underline-color="font-color" officeooo:rsid="002c1a3f"/>
    </style:style>
    <style:style style:name="T4" style:family="text">
      <style:text-properties style:text-underline-style="solid" style:text-underline-width="auto" style:text-underline-color="font-color" officeooo:rsid="002ad50a"/>
    </style:style>
    <style:style style:name="T5" style:family="text">
      <style:text-properties fo:font-weight="bold" style:font-weight-asian="bold" style:font-weight-complex="bold"/>
    </style:style>
    <style:style style:name="T6" style:family="text">
      <style:text-properties fo:font-weight="bold" officeooo:rsid="002ad50a" style:font-weight-asian="bold" style:font-weight-complex="bold"/>
    </style:style>
    <style:style style:name="T7" style:family="text">
      <style:text-properties officeooo:rsid="002ad50a"/>
    </style:style>
    <style:style style:name="T8" style:family="text">
      <style:text-properties officeooo:rsid="002c1a3f"/>
    </style:style>
    <style:style style:name="T9" style:family="text">
      <style:text-properties officeooo:rsid="00327e47"/>
    </style:style>
    <style:style style:name="T10" style:family="text">
      <style:text-properties officeooo:rsid="0037cb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SN COLLEGE OF ENGINEERING (Autonomous) </text:p>
      <text:p text:style-name="P41">Affiliated to Anna University </text:p>
      <text:p text:style-name="P41">DEPARTMENT OF CSE </text:p>
      <text:p text:style-name="P41"/>
      <text:p text:style-name="P41">UCS 1211: PROGRAMMING IN C LABORATORY <text:s/></text:p>
      <text:p text:style-name="P41">A4: String Operations in C </text:p>
      <text:p text:style-name="P41"><text:s/>===========================================================<text:span text:style-name="T1">===========</text:span></text:p>
      <text:p text:style-name="P41"/>
      <text:p text:style-name="P42">REGNo: 185001104 </text:p>
      <text:p text:style-name="P42">NAME: Nivedhitha D</text:p>
      <text:p text:style-name="P42">CLASS: CSE B </text:p>
      <text:p text:style-name="P42"/>
      <text:p text:style-name="P42">1. Implement any three of the following functions. <text:s/>Write the required functions such as strlen(str), isUpper (ch), toLower (ch), toUpper (ch) without using library functions. You are encouraged to implement all the functions.:</text:p>
      <text:p text:style-name="P42"/>
      <text:p text:style-name="P43"><text:span text:style-name="T2">PROGRAM NAME</text:span><text:span text:style-name="T6">:</text:span><text:span text:style-name="T7"> <text:s/>string length </text:span><text:span text:style-name="T5">strlen(str)</text:span></text:p>
      <text:p text:style-name="P1"/>
      <text:p text:style-name="P58"><text:span text:style-name="T3">PROGRAM</text:span><text:span text:style-name="T8">:</text:span></text:p>
      <text:p text:style-name="P42"/>
      <text:p text:style-name="P42">#include&lt;stdio.h&gt;</text:p>
      <text:p text:style-name="P42"/>
      <text:p text:style-name="P42">int strlength(char s[])</text:p>
      <text:p text:style-name="P42">{</text:p>
      <text:p text:style-name="P42"><text:tab/>int size=0;</text:p>
      <text:p text:style-name="P42"/>
      <text:p text:style-name="P42"><text:tab/>for(int i=0; s[i]!='\0'; i++)</text:p>
      <text:p text:style-name="P42"><text:tab/><text:tab/>size++;</text:p>
      <text:p text:style-name="P42"/>
      <text:p text:style-name="P42"><text:tab/>return size;</text:p>
      <text:p text:style-name="P42">}</text:p>
      <text:p text:style-name="P42"/>
      <text:p text:style-name="P42">int main()</text:p>
      <text:p text:style-name="P42">{</text:p>
      <text:p text:style-name="P42"><text:tab/>char str[30];</text:p>
      <text:p text:style-name="P42"/>
      <text:p text:style-name="P42"><text:tab/>printf("Enter string: ");</text:p>
      <text:p text:style-name="P42"><text:tab/>scanf("%[^\n]%*c", str);</text:p>
      <text:p text:style-name="P42"><text:tab/></text:p>
      <text:p text:style-name="P42"><text:tab/>printf("The length of the string: %d\n", strlength(str));</text:p>
      <text:p text:style-name="P42"/>
      <text:p text:style-name="P42"><text:tab/>return 0;</text:p>
      <text:p text:style-name="P42">}</text:p>
      <text:p text:style-name="P42"/>
      <text:p text:style-name="P42"/>
      <text:p text:style-name="P24"/>
      <text:p text:style-name="P15">OUTPUT:</text:p>
      <text:p text:style-name="P15"/>
      <text:p text:style-name="P54">Enter string: bannnnna</text:p>
      <text:p text:style-name="P54"><text:soft-page-break/>The length of the string: 8</text:p>
      <text:p text:style-name="P9"/>
      <text:p text:style-name="P43"><text:span text:style-name="T2">PROGRAM NAME</text:span><text:span text:style-name="T6">:</text:span><text:span text:style-name="T7"> <text:s/>check upper </text:span><text:span text:style-name="T5">isUpper (ch)</text:span></text:p>
      <text:p text:style-name="P2"/>
      <text:p text:style-name="P59"><text:span text:style-name="T3">PROGRAM</text:span><text:span text:style-name="T8">:</text:span></text:p>
      <text:p text:style-name="P44"/>
      <text:p text:style-name="P44">#include&lt;stdio.h&gt;</text:p>
      <text:p text:style-name="P44"/>
      <text:p text:style-name="P44">int isUpper(char ch)</text:p>
      <text:p text:style-name="P44">{</text:p>
      <text:p text:style-name="P44"><text:tab/>if((ch&gt;=65)&amp;&amp;(ch&lt;=91))</text:p>
      <text:p text:style-name="P44"><text:tab/><text:tab/>return 1;</text:p>
      <text:p text:style-name="P44"/>
      <text:p text:style-name="P44"><text:tab/>else</text:p>
      <text:p text:style-name="P44"><text:tab/><text:tab/>return 0;</text:p>
      <text:p text:style-name="P44">}</text:p>
      <text:p text:style-name="P44"/>
      <text:p text:style-name="P44">int main()</text:p>
      <text:p text:style-name="P44">{</text:p>
      <text:p text:style-name="P44"><text:tab/>char chr;</text:p>
      <text:p text:style-name="P44"><text:tab/></text:p>
      <text:p text:style-name="P44"><text:tab/>printf("Enter character: ");</text:p>
      <text:p text:style-name="P44"><text:tab/>scanf(" %c", &amp;chr);</text:p>
      <text:p text:style-name="P44"/>
      <text:p text:style-name="P44"><text:tab/>printf("Is the character in Upper Case?: ");</text:p>
      <text:p text:style-name="P44"><text:tab/>isUpper(chr)?printf("YES\n"):printf("NO\n");</text:p>
      <text:p text:style-name="P44"/>
      <text:p text:style-name="P44"><text:tab/>return 0;</text:p>
      <text:p text:style-name="P44">}</text:p>
      <text:p text:style-name="P25"/>
      <text:p text:style-name="P16">OUTPUT:</text:p>
      <text:p text:style-name="P16"/>
      <text:p text:style-name="P10">RUN1:</text:p>
      <text:p text:style-name="P10"/>
      <text:p text:style-name="P55">Enter character: D</text:p>
      <text:p text:style-name="P55">Is the character in Upper Case?: YES</text:p>
      <text:p text:style-name="P10"/>
      <text:p text:style-name="P10">RUN2:</text:p>
      <text:p text:style-name="P10"/>
      <text:p text:style-name="P55">Enter character: e</text:p>
      <text:p text:style-name="P55">Is the character in Upper Case?: NO</text:p>
      <text:p text:style-name="P10"/>
      <text:p text:style-name="P6"/>
      <text:p text:style-name="P6"/>
      <text:p text:style-name="P6"/>
      <text:p text:style-name="P45"><text:span text:style-name="T2">PROGRAM NAME</text:span><text:span text:style-name="T6">:</text:span><text:span text:style-name="T7"> <text:s/>Convert_to_lower</text:span><text:span text:style-name="T5">toLower (ch)</text:span></text:p>
      <text:p text:style-name="P46"/>
      <text:p text:style-name="P60"><text:span text:style-name="T3">PROGRAM</text:span><text:span text:style-name="T8">:</text:span></text:p>
      <text:p text:style-name="P38"/>
      <text:p text:style-name="P38"><text:soft-page-break/>#include&lt;stdio.h&gt;</text:p>
      <text:p text:style-name="P38"/>
      <text:p text:style-name="P38">char toLower(char ch)</text:p>
      <text:p text:style-name="P38">{</text:p>
      <text:p text:style-name="P38"><text:tab/>if((ch&gt;=97)&amp;&amp;(ch&lt;=123))</text:p>
      <text:p text:style-name="P38"><text:tab/><text:tab/>return ch;</text:p>
      <text:p text:style-name="P38"/>
      <text:p text:style-name="P38"><text:tab/>else</text:p>
      <text:p text:style-name="P38"><text:tab/><text:tab/>return ch+32;</text:p>
      <text:p text:style-name="P38"/>
      <text:p text:style-name="P38">}</text:p>
      <text:p text:style-name="P38"/>
      <text:p text:style-name="P38">int main()</text:p>
      <text:p text:style-name="P38">{</text:p>
      <text:p text:style-name="P38"><text:tab/>char chr;</text:p>
      <text:p text:style-name="P38"><text:tab/></text:p>
      <text:p text:style-name="P38"><text:tab/>printf("Enter character: ");</text:p>
      <text:p text:style-name="P38"><text:tab/>scanf(" %c", &amp;chr);</text:p>
      <text:p text:style-name="P38"/>
      <text:p text:style-name="P38"><text:tab/>printf("In Lower Case: %c\n", toLower(chr));</text:p>
      <text:p text:style-name="P38"><text:tab/></text:p>
      <text:p text:style-name="P38"><text:tab/>return 0;</text:p>
      <text:p text:style-name="P38"><text:tab/></text:p>
      <text:p text:style-name="P38">}</text:p>
      <text:p text:style-name="P38"/>
      <text:p text:style-name="P17">OUTPUT:</text:p>
      <text:p text:style-name="P28"/>
      <text:p text:style-name="P11">RUN1:</text:p>
      <text:p text:style-name="P65"/>
      <text:p text:style-name="P56">Enter character: v</text:p>
      <text:p text:style-name="P56">In Lower Case: v</text:p>
      <text:p text:style-name="P65"/>
      <text:p text:style-name="P11">RUN2:</text:p>
      <text:p text:style-name="P65"/>
      <text:p text:style-name="P56">Enter character: H</text:p>
      <text:p text:style-name="P56">In Lower Case: h</text:p>
      <text:p text:style-name="P65"/>
      <text:p text:style-name="P47"><text:span text:style-name="T2">PROGRAM NAME</text:span><text:span text:style-name="T6">:</text:span><text:span text:style-name="T7"> convert_to_upper </text:span><text:span text:style-name="T5">toUpper (ch)</text:span></text:p>
      <text:p text:style-name="P3"/>
      <text:p text:style-name="P61"><text:span text:style-name="T3">PROGRAM</text:span><text:span text:style-name="T8">:</text:span></text:p>
      <text:p text:style-name="P48"/>
      <text:p text:style-name="P33">#include&lt;stdio.h&gt;</text:p>
      <text:p text:style-name="P33"/>
      <text:p text:style-name="P33">char toUpper(char ch)</text:p>
      <text:p text:style-name="P33">{</text:p>
      <text:p text:style-name="P33"><text:tab/>if((ch&gt;=65)&amp;&amp;(ch&lt;=91))</text:p>
      <text:p text:style-name="P33"><text:tab/><text:tab/>return ch;</text:p>
      <text:p text:style-name="P33"/>
      <text:p text:style-name="P33"><text:tab/>else</text:p>
      <text:p text:style-name="P33"><text:soft-page-break/><text:tab/><text:tab/>return ch-32;</text:p>
      <text:p text:style-name="P33"/>
      <text:p text:style-name="P33">}</text:p>
      <text:p text:style-name="P33"/>
      <text:p text:style-name="P33">int main()</text:p>
      <text:p text:style-name="P33">{</text:p>
      <text:p text:style-name="P33"><text:tab/>char chr;</text:p>
      <text:p text:style-name="P33"><text:tab/></text:p>
      <text:p text:style-name="P33"><text:tab/>printf("Enter character: ");</text:p>
      <text:p text:style-name="P33"><text:tab/>scanf(" %c", &amp;chr);</text:p>
      <text:p text:style-name="P33"/>
      <text:p text:style-name="P33"><text:tab/>printf("In Upper Case: %c\n", toUpper(chr) );</text:p>
      <text:p text:style-name="P33"><text:tab/></text:p>
      <text:p text:style-name="P33"><text:tab/>return 0;</text:p>
      <text:p text:style-name="P33">}</text:p>
      <text:p text:style-name="P18"/>
      <text:p text:style-name="P19">OUTPUT:</text:p>
      <text:p text:style-name="P29"/>
      <text:p text:style-name="P12">RUN1:</text:p>
      <text:p text:style-name="P66"/>
      <text:p text:style-name="P57">Enter character: R</text:p>
      <text:p text:style-name="P57">In Upper Case: R</text:p>
      <text:p text:style-name="P66"/>
      <text:p text:style-name="P12">RUN2:</text:p>
      <text:p text:style-name="P66"/>
      <text:p text:style-name="P30">Enter character: a</text:p>
      <text:p text:style-name="P30">In Upper Case: A</text:p>
      <text:p text:style-name="P30"/>
      <text:p text:style-name="P49">a. <text:span text:style-name="T5">strcat (str1, str2) <text:s/></text:span><text:tab/><text:span text:style-name="T9">A</text:span>ppends str2 to str1 </text:p>
      <text:p text:style-name="P7"/>
      <text:p text:style-name="P50"><text:span text:style-name="T2">PROGRAM NAME</text:span><text:span text:style-name="T6">:</text:span><text:span text:style-name="T7"> <text:s/>str_concat</text:span></text:p>
      <text:p text:style-name="P4"/>
      <text:p text:style-name="P62"><text:span text:style-name="T3">PROGRAM</text:span><text:span text:style-name="T8">:</text:span></text:p>
      <text:p text:style-name="P39"/>
      <text:p text:style-name="P39">#include&lt;stdio.h&gt;</text:p>
      <text:p text:style-name="P39"/>
      <text:p text:style-name="P39">char* concatenate(char str1[], char str2[])</text:p>
      <text:p text:style-name="P39">{</text:p>
      <text:p text:style-name="P39"><text:tab/>int ws1, i, j;</text:p>
      <text:p text:style-name="P39"><text:tab/></text:p>
      <text:p text:style-name="P39"><text:tab/>for(int i=0; str1[i]!='\0'; i++)</text:p>
      <text:p text:style-name="P39"><text:tab/><text:tab/>ws1++;</text:p>
      <text:p text:style-name="P39"/>
      <text:p text:style-name="P39"><text:tab/>for(i=ws1, j=0; str1[j]!='\0'; i++, j++)</text:p>
      <text:p text:style-name="P39"><text:tab/><text:tab/>str1[i]=str2[j];</text:p>
      <text:p text:style-name="P39"/>
      <text:p text:style-name="P39"><text:tab/>str1[++i]='\0';</text:p>
      <text:p text:style-name="P39"/>
      <text:p text:style-name="P39"><text:tab/>return str1;</text:p>
      <text:p text:style-name="P39"><text:soft-page-break/>}</text:p>
      <text:p text:style-name="P39"/>
      <text:p text:style-name="P39">int main()</text:p>
      <text:p text:style-name="P39">{<text:tab/></text:p>
      <text:p text:style-name="P39"><text:tab/>char string1[30], string2[30];</text:p>
      <text:p text:style-name="P39"/>
      <text:p text:style-name="P39"><text:tab/>printf("Enter string1: ");</text:p>
      <text:p text:style-name="P39"><text:tab/>scanf("%[^\n]%*c", string1);</text:p>
      <text:p text:style-name="P39"/>
      <text:p text:style-name="P39"><text:tab/>printf("Enter string2: ");</text:p>
      <text:p text:style-name="P39"><text:tab/>scanf("%[^\n]%*c", string2);</text:p>
      <text:p text:style-name="P39"/>
      <text:p text:style-name="P39"><text:tab/>printf("The concatenated string is: ");</text:p>
      <text:p text:style-name="P39"><text:tab/>printf("%s\n", concatenate(string1, string2));</text:p>
      <text:p text:style-name="P39"/>
      <text:p text:style-name="P39"><text:tab/>return 0;</text:p>
      <text:p text:style-name="P39">}</text:p>
      <text:p text:style-name="P39"/>
      <text:p text:style-name="P20">OUTPUT:</text:p>
      <text:p text:style-name="P31"/>
      <text:p text:style-name="P31">Enter string1: banana</text:p>
      <text:p text:style-name="P31">Enter string2: tree</text:p>
      <text:p text:style-name="P31">The concatenated string is: bananatree</text:p>
      <text:p text:style-name="P31"/>
      <text:p text:style-name="P31">b. <text:span text:style-name="T5">strncpy (dest, src, n) </text:span><text:s/>Copies up to n characters from src to dest string </text:p>
      <text:p text:style-name="P31"/>
      <text:p text:style-name="P51"><text:span text:style-name="T2">PROGRAM NAME</text:span><text:span text:style-name="T6">:</text:span><text:span text:style-name="T7"> <text:s/>string _copy</text:span><text:span text:style-name="T4">_</text:span><text:span text:style-name="T10">upto_n</text:span></text:p>
      <text:p text:style-name="P51"/>
      <text:p text:style-name="P63"><text:span text:style-name="T3">PROGRAM</text:span><text:span text:style-name="T8">:</text:span></text:p>
      <text:p text:style-name="P51"/>
      <text:p text:style-name="P51">#include&lt;stdio.h&gt;</text:p>
      <text:p text:style-name="P51"/>
      <text:p text:style-name="P51">void copy(char dest[], char src[], int n)</text:p>
      <text:p text:style-name="P51">{</text:p>
      <text:p text:style-name="P51"><text:tab/>int i;</text:p>
      <text:p text:style-name="P51"><text:tab/></text:p>
      <text:p text:style-name="P51"><text:tab/>for(i=0; i&lt;n; i++)</text:p>
      <text:p text:style-name="P51"><text:tab/><text:tab/>dest[i]=src[i];</text:p>
      <text:p text:style-name="P51"/>
      <text:p text:style-name="P51"><text:tab/>dest[n]='\0';</text:p>
      <text:p text:style-name="P51">}</text:p>
      <text:p text:style-name="P51"/>
      <text:p text:style-name="P51">int main()</text:p>
      <text:p text:style-name="P51">{<text:tab/></text:p>
      <text:p text:style-name="P51"><text:tab/>char string1[30], string2[30];</text:p>
      <text:p text:style-name="P51"><text:tab/>int limit;</text:p>
      <text:p text:style-name="P51"/>
      <text:p text:style-name="P51"><text:tab/>printf("Enter ORIGINAL string: ");</text:p>
      <text:p text:style-name="P51"><text:tab/>scanf("%[^\n]%*c", string1);</text:p>
      <text:p text:style-name="P51"><text:soft-page-break/></text:p>
      <text:p text:style-name="P51"><text:tab/>printf("Enter limit: ");</text:p>
      <text:p text:style-name="P51"><text:tab/>scanf("%d", &amp;limit);</text:p>
      <text:p text:style-name="P51"/>
      <text:p text:style-name="P51"><text:tab/>copy(string2, string1, limit);</text:p>
      <text:p text:style-name="P51"/>
      <text:p text:style-name="P51"><text:tab/>printf("COPIED String: ");</text:p>
      <text:p text:style-name="P51"><text:tab/>printf("%s\n", string2);</text:p>
      <text:p text:style-name="P51"/>
      <text:p text:style-name="P51"><text:tab/>return 0;</text:p>
      <text:p text:style-name="P51">}</text:p>
      <text:p text:style-name="P40"/>
      <text:p text:style-name="P21">OUTPUT:</text:p>
      <text:p text:style-name="P32"/>
      <text:p text:style-name="P32">Enter ORIGINAL string: carpenter</text:p>
      <text:p text:style-name="P32">Enter limit: 3</text:p>
      <text:p text:style-name="P32">COPIED String: car</text:p>
      <text:p text:style-name="P32"/>
      <text:p text:style-name="P32">c. <text:span text:style-name="T5">strchr (str1, ch)</text:span> <text:s/>Scans the string str1 for the first occurrence of the character <text:s/>ch and returns the position d</text:p>
      <text:p text:style-name="P32"/>
      <text:p text:style-name="P52"><text:span text:style-name="T2">PROGRAM NAME</text:span><text:span text:style-name="T6">:</text:span><text:span text:style-name="T7"> <text:s/>find_first_occurence_of_ch_in_str</text:span></text:p>
      <text:p text:style-name="P5"/>
      <text:p text:style-name="P64"><text:span text:style-name="T3">PROGRAM</text:span><text:span text:style-name="T8">:</text:span></text:p>
      <text:p text:style-name="P37"/>
      <text:p text:style-name="P37">#include&lt;stdio.h&gt;</text:p>
      <text:p text:style-name="P37"/>
      <text:p text:style-name="P37">int chrpos(char str1[], char ch)</text:p>
      <text:p text:style-name="P37">{</text:p>
      <text:p text:style-name="P37"><text:tab/>int pos=-1;</text:p>
      <text:p text:style-name="P37"><text:tab/></text:p>
      <text:p text:style-name="P37"><text:tab/>for(int i=0; str1[i]!='\0'; i++)</text:p>
      <text:p text:style-name="P37"><text:tab/><text:tab/>if(str1[i]==ch)</text:p>
      <text:p text:style-name="P37"><text:tab/><text:tab/>{<text:tab/>pos=i+1;</text:p>
      <text:p text:style-name="P37"><text:tab/><text:tab/><text:tab/>break;</text:p>
      <text:p text:style-name="P37"><text:tab/><text:tab/>}</text:p>
      <text:p text:style-name="P37"/>
      <text:p text:style-name="P37"><text:tab/>return pos;</text:p>
      <text:p text:style-name="P37"><text:tab/><text:tab/></text:p>
      <text:p text:style-name="P37">}</text:p>
      <text:p text:style-name="P37"/>
      <text:p text:style-name="P37">int main()</text:p>
      <text:p text:style-name="P37">{<text:tab/></text:p>
      <text:p text:style-name="P37"><text:tab/>char string1[30], chr;</text:p>
      <text:p text:style-name="P37"><text:tab/></text:p>
      <text:p text:style-name="P37"><text:tab/>printf("Enter string: ");</text:p>
      <text:p text:style-name="P37"><text:tab/>scanf("%[^\n]%*c", string1);</text:p>
      <text:p text:style-name="P37"/>
      <text:p text:style-name="P37"><text:tab/>printf("Enter character: ");</text:p>
      <text:p text:style-name="P37"><text:soft-page-break/><text:tab/>scanf(" %c", &amp;chr);</text:p>
      <text:p text:style-name="P37"/>
      <text:p text:style-name="P37"><text:tab/>printf("Position of the first occurence of the characer: %d\n", chrpos(string1, chr));</text:p>
      <text:p text:style-name="P37"><text:tab/></text:p>
      <text:p text:style-name="P37"><text:tab/>return 0;</text:p>
      <text:p text:style-name="P37">}</text:p>
      <text:p text:style-name="P37"/>
      <text:p text:style-name="P13">OUTPUT:</text:p>
      <text:p text:style-name="P13"/>
      <text:p text:style-name="P27">Enter string: gondola in venice</text:p>
      <text:p text:style-name="P27">Enter character: n</text:p>
      <text:p text:style-name="P27">Position of the first occurence of the characer: 3</text:p>
      <text:p text:style-name="P13"/>
      <text:p text:style-name="P26">2. Write a program to search the last occurrence of a substring in a given string. </text:p>
      <text:p text:style-name="P8"/>
      <text:p text:style-name="P52"><text:span text:style-name="T2">PROGRAM NAME</text:span><text:span text:style-name="T6">:</text:span><text:span text:style-name="T7"> <text:s/>substring_last_occurence</text:span></text:p>
      <text:p text:style-name="P5"/>
      <text:p text:style-name="P64"><text:span text:style-name="T3">PROGRAM</text:span><text:span text:style-name="T8">:</text:span></text:p>
      <text:p text:style-name="P37"/>
      <text:p text:style-name="P37">#include&lt;stdio.h&gt;</text:p>
      <text:p text:style-name="P37">#include&lt;string.h&gt;</text:p>
      <text:p text:style-name="P37"/>
      <text:p text:style-name="P37">int last_substr(char src[], char sub[])</text:p>
      <text:p text:style-name="P37">{</text:p>
      <text:p text:style-name="P37"><text:tab/>int n1=strlen(src);</text:p>
      <text:p text:style-name="P37"><text:tab/>int n2=strlen(sub);</text:p>
      <text:p text:style-name="P37"><text:tab/>char check[45];</text:p>
      <text:p text:style-name="P37"><text:tab/></text:p>
      <text:p text:style-name="P37"><text:tab/>for(int i=n1-1; i&gt;=0; i--)</text:p>
      <text:p text:style-name="P37"><text:tab/>{</text:p>
      <text:p text:style-name="P37"><text:tab/><text:tab/><text:tab/></text:p>
      <text:p text:style-name="P37"/>
      <text:p text:style-name="P37"><text:tab/><text:tab/>if(src[i]==sub[n2-1])</text:p>
      <text:p text:style-name="P37"><text:tab/><text:tab/>{</text:p>
      <text:p text:style-name="P37"><text:tab/><text:tab/><text:tab/>int k=0, flag=0;<text:tab/></text:p>
      <text:p text:style-name="P37"><text:tab/><text:tab/><text:tab/></text:p>
      <text:p text:style-name="P37"><text:tab/><text:tab/><text:tab/>for(int j=i; j&gt;i-n2; j--)</text:p>
      <text:p text:style-name="P37"><text:tab/><text:tab/><text:tab/><text:tab/>check[k++]=src[j];</text:p>
      <text:p text:style-name="P37"><text:tab/><text:tab/><text:tab/>check[k]='\0';</text:p>
      <text:p text:style-name="P37"/>
      <text:p text:style-name="P37"><text:tab/><text:tab/><text:tab/>for(int j=0, l=n2-1; j&lt;n2; j++, l--)</text:p>
      <text:p text:style-name="P37"><text:tab/><text:tab/><text:tab/><text:tab/>if(check[l]!=sub[j])</text:p>
      <text:p text:style-name="P37"><text:tab/><text:tab/><text:tab/><text:tab/><text:tab/>flag=1;</text:p>
      <text:p text:style-name="P37"><text:tab/><text:tab/><text:tab/></text:p>
      <text:p text:style-name="P37"><text:tab/><text:tab/><text:tab/>if(flag==0)</text:p>
      <text:p text:style-name="P37"><text:tab/><text:tab/><text:tab/><text:tab/>return i-n2+2;</text:p>
      <text:p text:style-name="P37"><text:tab/><text:tab/>}</text:p>
      <text:p text:style-name="P37"><text:tab/></text:p>
      <text:p text:style-name="P37"/>
      <text:p text:style-name="P37"><text:soft-page-break/><text:tab/>}</text:p>
      <text:p text:style-name="P37"><text:tab/></text:p>
      <text:p text:style-name="P37"><text:tab/>return -1;<text:tab/></text:p>
      <text:p text:style-name="P37"/>
      <text:p text:style-name="P37">}</text:p>
      <text:p text:style-name="P37">int main()</text:p>
      <text:p text:style-name="P37">{<text:tab/></text:p>
      <text:p text:style-name="P37"><text:tab/>char source[45], substr[45], flag;</text:p>
      <text:p text:style-name="P37"/>
      <text:p text:style-name="P37"><text:tab/>printf("Enter line: ");</text:p>
      <text:p text:style-name="P37"><text:tab/>scanf("%[^\n]%*c", source);</text:p>
      <text:p text:style-name="P37"/>
      <text:p text:style-name="P37"><text:tab/>printf("Enter sub-string: ");</text:p>
      <text:p text:style-name="P37"><text:tab/>scanf("%[^\n]%*c", substr);</text:p>
      <text:p text:style-name="P37"/>
      <text:p text:style-name="P37"><text:tab/>flag=last_substr(source, substr);</text:p>
      <text:p text:style-name="P37"/>
      <text:p text:style-name="P37"><text:tab/>if(flag!=-1)</text:p>
      <text:p text:style-name="P37"><text:tab/><text:tab/>printf("FOUND at position %d\n", flag);</text:p>
      <text:p text:style-name="P37"/>
      <text:p text:style-name="P37"><text:tab/>else</text:p>
      <text:p text:style-name="P37"><text:tab/><text:tab/>printf("NOT FOUND\n");</text:p>
      <text:p text:style-name="P37"/>
      <text:p text:style-name="P37"><text:tab/>return 0;</text:p>
      <text:p text:style-name="P37">}</text:p>
      <text:p text:style-name="P37"/>
      <text:p text:style-name="P13">OUTPUT:</text:p>
      <text:p text:style-name="P13"/>
      <text:p text:style-name="P22">RUN1:</text:p>
      <text:p text:style-name="P22"/>
      <text:p text:style-name="P23">Enter line: carpenter in bus</text:p>
      <text:p text:style-name="P23">Enter sub-string: car</text:p>
      <text:p text:style-name="P23">FOUND at position 1</text:p>
      <text:p text:style-name="P14"/>
      <text:p text:style-name="P22">RUN2:</text:p>
      <text:p text:style-name="P22"/>
      <text:p text:style-name="P23">Enter line: carpenter in car</text:p>
      <text:p text:style-name="P23">Enter sub-string: car</text:p>
      <text:p text:style-name="P23">FOUND at position 14</text:p>
      <text:p text:style-name="P23"/>
      <text:p text:style-name="P34">3. Write a program which replaces a substring with another in a given line of text. </text:p>
      <text:p text:style-name="P34"/>
      <text:p text:style-name="P53"><text:span text:style-name="T2">PROGRAM NAME</text:span><text:span text:style-name="T6">:</text:span><text:span text:style-name="T7"> substring_replace</text:span></text:p>
      <text:p text:style-name="P53"/>
      <text:p text:style-name="P64"><text:span text:style-name="T3">PROGRAM</text:span><text:span text:style-name="T8">:</text:span></text:p>
      <text:p text:style-name="P37"/>
      <text:p text:style-name="P37">#include&lt;stdio.h&gt;</text:p>
      <text:p text:style-name="P37">#include&lt;string.h&gt;</text:p>
      <text:p text:style-name="P37"/>
      <text:p text:style-name="P37"><text:soft-page-break/>char* change_str(char source[], char substr[], char replace[])</text:p>
      <text:p text:style-name="P37">{</text:p>
      <text:p text:style-name="P37"><text:tab/>static char new[60];</text:p>
      <text:p text:style-name="P37"><text:tab/>static int i=0, h;</text:p>
      <text:p text:style-name="P37"><text:tab/></text:p>
      <text:p text:style-name="P37"><text:tab/>for(h=0; source[h]!='\0'; h++)</text:p>
      <text:p text:style-name="P37"><text:tab/>{<text:tab/></text:p>
      <text:p text:style-name="P37"><text:tab/><text:tab/></text:p>
      <text:p text:style-name="P37"><text:tab/><text:tab/>if(source[h]!=substr[0])</text:p>
      <text:p text:style-name="P37"><text:tab/><text:tab/><text:tab/>new[i++]=source[h]; </text:p>
      <text:p text:style-name="P37"><text:tab/><text:tab/></text:p>
      <text:p text:style-name="P37"><text:tab/><text:tab/>else</text:p>
      <text:p text:style-name="P37"><text:tab/><text:tab/>{</text:p>
      <text:p text:style-name="P37"><text:tab/><text:tab/><text:tab/>int k=0, flag=0;</text:p>
      <text:p text:style-name="P37"><text:tab/><text:tab/><text:tab/>char check[45];<text:tab/><text:tab/><text:tab/></text:p>
      <text:p text:style-name="P37"/>
      <text:p text:style-name="P37"><text:tab/><text:tab/><text:tab/>for(int j=h; j&lt;h+strlen(substr); j++)</text:p>
      <text:p text:style-name="P37"><text:tab/><text:tab/><text:tab/><text:tab/>check[k++]=source[j];</text:p>
      <text:p text:style-name="P37"><text:tab/><text:tab/><text:tab/>check[k]='\0';</text:p>
      <text:p text:style-name="P37"/>
      <text:p text:style-name="P37"><text:tab/><text:tab/><text:tab/>for(int l=0; l&lt;strlen(substr); l++)</text:p>
      <text:p text:style-name="P37"><text:tab/><text:tab/><text:tab/><text:tab/>if(check[l]!=substr[l])</text:p>
      <text:p text:style-name="P37"><text:tab/><text:tab/><text:tab/><text:tab/><text:tab/>flag=1;</text:p>
      <text:p text:style-name="P37"><text:tab/><text:tab/><text:tab/></text:p>
      <text:p text:style-name="P37"/>
      <text:p text:style-name="P37"><text:tab/><text:tab/><text:tab/>if(flag==0)</text:p>
      <text:p text:style-name="P37"><text:tab/><text:tab/><text:tab/>{<text:tab/>int m=0;</text:p>
      <text:p text:style-name="P37"><text:tab/><text:tab/><text:tab/><text:tab/></text:p>
      <text:p text:style-name="P37"><text:tab/><text:tab/><text:tab/><text:tab/>for(int n=i; n&lt;i+strlen(replace); n++)</text:p>
      <text:p text:style-name="P37"><text:tab/><text:tab/><text:tab/><text:tab/><text:tab/>new[n]=replace[m++];</text:p>
      <text:p text:style-name="P37"><text:tab/><text:tab/><text:tab/><text:tab/></text:p>
      <text:p text:style-name="P37"><text:tab/><text:tab/><text:tab/><text:tab/>i+=strlen(replace);</text:p>
      <text:p text:style-name="P37"><text:tab/><text:tab/><text:tab/><text:tab/>h+=strlen(substr)-1;</text:p>
      <text:p text:style-name="P37"><text:tab/><text:tab/><text:tab/><text:tab/></text:p>
      <text:p text:style-name="P37"><text:tab/><text:tab/><text:tab/>}</text:p>
      <text:p text:style-name="P37"/>
      <text:p text:style-name="P37"><text:tab/><text:tab/><text:tab/>if(flag==1)</text:p>
      <text:p text:style-name="P37"><text:tab/><text:tab/><text:tab/><text:tab/> new[i++]=source[h]; <text:tab/><text:tab/><text:tab/><text:tab/></text:p>
      <text:p text:style-name="P37"><text:tab/><text:tab/>}</text:p>
      <text:p text:style-name="P37"><text:tab/>}</text:p>
      <text:p text:style-name="P37"><text:tab/></text:p>
      <text:p text:style-name="P37"><text:tab/>new[i]='\0';</text:p>
      <text:p text:style-name="P37"><text:tab/>return new;</text:p>
      <text:p text:style-name="P37"/>
      <text:p text:style-name="P37">}</text:p>
      <text:p text:style-name="P37"/>
      <text:p text:style-name="P37">int main()</text:p>
      <text:p text:style-name="P37">{<text:tab/></text:p>
      <text:p text:style-name="P37"><text:tab/>char source[60], substr[45], replace[45];</text:p>
      <text:p text:style-name="P37"><text:soft-page-break/></text:p>
      <text:p text:style-name="P37"><text:tab/>printf("Enter line: ");</text:p>
      <text:p text:style-name="P37"><text:tab/>scanf("%[^\n]%*c", source);</text:p>
      <text:p text:style-name="P37"/>
      <text:p text:style-name="P37"><text:tab/>printf("Enter sub-string: ");</text:p>
      <text:p text:style-name="P37"><text:tab/>scanf("%[^\n]%*c", substr);</text:p>
      <text:p text:style-name="P37"/>
      <text:p text:style-name="P37"><text:tab/>printf("Enter substitute: ");</text:p>
      <text:p text:style-name="P37"><text:tab/>scanf("%[^\n]%*c", replace);</text:p>
      <text:p text:style-name="P37"/>
      <text:p text:style-name="P37"><text:tab/>printf("The new line is:");</text:p>
      <text:p text:style-name="P37"><text:tab/>printf(" %s\n", change_str(source, substr, replace));</text:p>
      <text:p text:style-name="P37"/>
      <text:p text:style-name="P37"><text:tab/>return 0;</text:p>
      <text:p text:style-name="P37">}</text:p>
      <text:p text:style-name="P35"/>
      <text:p text:style-name="P13">OUTPUT:</text:p>
      <text:p text:style-name="P13"/>
      <text:p text:style-name="P34">Enter line: Who is the bus owner of this bus?</text:p>
      <text:p text:style-name="P34">Enter sub-string: bus</text:p>
      <text:p text:style-name="P34">Enter substitute: tractor</text:p>
      <text:p text:style-name="P34">The new line is: Who is the tractor owner of this tractor?</text:p>
      <text:p text:style-name="P13"/>
      <text:p text:style-name="P34">4. Write a program to reverse a string without using the library function. No extra string should be used and the source string itself should be modified to store the reversed string. Number of exchanges should be minimum. </text:p>
      <text:p text:style-name="P13"/>
      <text:p text:style-name="P52"><text:span text:style-name="T2">PROGRAM NAME</text:span><text:span text:style-name="T6">:</text:span><text:span text:style-name="T7"> <text:s/>string reverse</text:span></text:p>
      <text:p text:style-name="P52"/>
      <text:p text:style-name="P64"><text:span text:style-name="T3">PROGRAM</text:span><text:span text:style-name="T8">:</text:span></text:p>
      <text:p text:style-name="P64"/>
      <text:p text:style-name="P37">#include&lt;stdio.h&gt;</text:p>
      <text:p text:style-name="P37">#include&lt;string.h&gt;</text:p>
      <text:p text:style-name="P37"/>
      <text:p text:style-name="P37">void strrev(char str[])</text:p>
      <text:p text:style-name="P37">{</text:p>
      <text:p text:style-name="P37"><text:tab/>int ws=strlen(str);</text:p>
      <text:p text:style-name="P37"><text:tab/></text:p>
      <text:p text:style-name="P37"/>
      <text:p text:style-name="P37"><text:tab/>if(ws%2==1)</text:p>
      <text:p text:style-name="P37"><text:tab/>{<text:tab/></text:p>
      <text:p text:style-name="P37"><text:tab/><text:tab/>for(int i=0, j=ws-1; i&lt;=ws/2; i++, j--)</text:p>
      <text:p text:style-name="P37"><text:tab/><text:tab/>{</text:p>
      <text:p text:style-name="P37"><text:tab/><text:tab/><text:tab/>int t=str[i];</text:p>
      <text:p text:style-name="P37"><text:tab/><text:tab/><text:tab/>str[i]=str[j];</text:p>
      <text:p text:style-name="P37"><text:tab/><text:tab/><text:tab/>str[j]=t;</text:p>
      <text:p text:style-name="P37"><text:tab/><text:tab/>}</text:p>
      <text:p text:style-name="P37"><text:tab/>}</text:p>
      <text:p text:style-name="P37"/>
      <text:p text:style-name="P37"><text:soft-page-break/><text:tab/>else</text:p>
      <text:p text:style-name="P37"><text:tab/>{<text:tab/></text:p>
      <text:p text:style-name="P37"><text:tab/><text:tab/>for(int i=0, j=ws-1; i&lt;=ws/2; i++, j--)</text:p>
      <text:p text:style-name="P37"><text:tab/><text:tab/>{</text:p>
      <text:p text:style-name="P37"><text:tab/><text:tab/><text:tab/>int t=str[i];</text:p>
      <text:p text:style-name="P37"><text:tab/><text:tab/><text:tab/>str[i]=str[j];</text:p>
      <text:p text:style-name="P37"><text:tab/><text:tab/><text:tab/>str[j]=t;</text:p>
      <text:p text:style-name="P37"><text:tab/><text:tab/>}</text:p>
      <text:p text:style-name="P37"><text:tab/>}</text:p>
      <text:p text:style-name="P37"/>
      <text:p text:style-name="P37">}</text:p>
      <text:p text:style-name="P37"/>
      <text:p text:style-name="P37">int main()</text:p>
      <text:p text:style-name="P37">{<text:tab/></text:p>
      <text:p text:style-name="P37"><text:tab/>char string[30];</text:p>
      <text:p text:style-name="P37"/>
      <text:p text:style-name="P37"><text:tab/>printf("Enter ORIGINAL string: ");</text:p>
      <text:p text:style-name="P37"><text:tab/>scanf("%[^\n]%*c", string);</text:p>
      <text:p text:style-name="P37"/>
      <text:p text:style-name="P37"><text:tab/>strrev(string);</text:p>
      <text:p text:style-name="P37"/>
      <text:p text:style-name="P37"><text:tab/>printf("REVERSED string: ");</text:p>
      <text:p text:style-name="P37"><text:tab/>printf("%s\n", string);</text:p>
      <text:p text:style-name="P37"/>
      <text:p text:style-name="P37"><text:tab/>return 0;</text:p>
      <text:p text:style-name="P37">}</text:p>
      <text:p text:style-name="P37"/>
      <text:p text:style-name="P13">OUTPUT:</text:p>
      <text:p text:style-name="P13"/>
      <text:p text:style-name="P36">Enter ORIGINAL string: Programming is satisfying</text:p>
      <text:p text:style-name="P36">REVERSED string: gniyfsitas si gnimmargorP</text:p>
      <text:p text:style-name="P36"/>
      <text:p text:style-name="P36"/>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5T23:34:00.241000000</dc:date>
    <meta:editing-duration>PT3H21M12S</meta:editing-duration>
    <meta:editing-cycles>57</meta:editing-cycles>
    <meta:generator>LibreOffice/6.1.3.2$Windows_X86_64 LibreOffice_project/86daf60bf00efa86ad547e59e09d6bb77c699acb</meta:generator>
    <meta:document-statistic meta:table-count="0" meta:image-count="0" meta:object-count="0" meta:page-count="11" meta:paragraph-count="365" meta:word-count="926" meta:character-count="6932" meta:non-whitespace-character-count="5965"/>
  </office:meta>
</office:document-meta>
</file>